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4" number:language="de" number:country="DE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ackground-color="#1e3a8a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4"/>
  </office:automatic-styles>
  <office:body>
    <office:spreadsheet>
      <table:table table:name="Sheet1" table:style-name="ta1" table:print="false">
        <table:table-column table:style-name="co1" table:number-columns-repeated="2" table:default-cell-style-name="Excel_20_Built-in_20_Normal"/>
        <table:table-column table:style-name="co1" table:number-columns-repeated="3" table:default-cell-style-name="ce2"/>
        <table:table-column table:style-name="co1" table:default-cell-style-name="Excel_20_Built-in_20_Normal"/>
        <table:table-column table:style-name="co1" table:number-columns-repeated="3" table:default-cell-style-name="ce2"/>
        <table:table-row table:style-name="ro2">
          <table:table-cell table:style-name="ce1" office:value-type="string">
            <text:p>Kostenstelle</text:p>
          </table:table-cell>
          <table:table-cell table:style-name="ce1" office:value-type="string">
            <text:p>Nummer</text:p>
          </table:table-cell>
          <table:table-cell table:style-name="ce1" office:value-type="string">
            <text:p>Verbraucht-Vorjahr</text:p>
          </table:table-cell>
          <table:table-cell table:style-name="ce1" office:value-type="string">
            <text:p>Geplant-Vorjahr</text:p>
          </table:table-cell>
          <table:table-cell table:style-name="ce1" office:value-type="string">
            <text:p>Geplant</text:p>
          </table:table-cell>
          <table:table-cell table:style-name="ce1" office:value-type="string">
            <text:p>Stand</text:p>
          </table:table-cell>
          <table:table-cell table:style-name="ce1" office:value-type="string">
            <text:p>Verbraucht</text:p>
          </table:table-cell>
          <table:table-cell table:style-name="ce1" office:value-type="string">
            <text:p>Übrig</text:p>
          </table:table-cell>
          <table:table-cell table:style-name="ce1" office:value-type="string">
            <text:p>Plan 2026</text:p>
          </table:table-cell>
        </table:table-row>
        <table:table-row table:style-name="ro2">
          <table:table-cell office:value-type="string">
            <text:p>Spenden u. Kollekten (nicht zweckgebunden)</text:p>
          </table:table-cell>
          <table:table-cell office:value-type="string">
            <text:p>299</text:p>
          </table:table-cell>
          <table:table-cell office:value-type="float" office:value="-155116.54">
            <text:p>-155.116,54</text:p>
          </table:table-cell>
          <table:table-cell office:value-type="float" office:value="-142000">
            <text:p>-142.000,00</text:p>
          </table:table-cell>
          <table:table-cell office:value-type="float" office:value="-180000">
            <text:p>-180.000,00</text:p>
          </table:table-cell>
          <table:table-cell office:value-type="string">
            <text:p>0%</text:p>
          </table:table-cell>
          <table:table-cell office:value-type="float" office:value="-150592.68">
            <text:p>-150.592,68</text:p>
          </table:table-cell>
          <table:table-cell office:value-type="float" office:value="-29407.32">
            <text:p>-29.407,32</text:p>
          </table:table-cell>
          <table:table-cell table:style-name="Excel_20_Built-in_20_Normal" office:value-type="float" office:value="-170000">
            <text:p>-170000</text:p>
          </table:table-cell>
        </table:table-row>
        <table:table-row table:style-name="ro2">
          <table:table-cell office:value-type="string">
            <text:p>Technik</text:p>
          </table:table-cell>
          <table:table-cell office:value-type="string">
            <text:p>300</text:p>
          </table:table-cell>
          <table:table-cell office:value-type="float" office:value="742.66">
            <text:p>742,66</text:p>
          </table:table-cell>
          <table:table-cell office:value-type="float" office:value="1000">
            <text:p>1.000,00</text:p>
          </table:table-cell>
          <table:table-cell office:value-type="float" office:value="3000">
            <text:p>3.000,00</text:p>
          </table:table-cell>
          <table:table-cell office:value-type="string">
            <text:p>54%</text:p>
          </table:table-cell>
          <table:table-cell office:value-type="float" office:value="1611">
            <text:p>1.611,00</text:p>
          </table:table-cell>
          <table:table-cell office:value-type="float" office:value="1389">
            <text:p>1.389,00</text:p>
          </table:table-cell>
          <table:table-cell office:value-type="float" office:value="2500">
            <text:p>2.500,00</text:p>
          </table:table-cell>
        </table:table-row>
        <table:table-row table:style-name="ro2">
          <table:table-cell office:value-type="string">
            <text:p>Musik</text:p>
          </table:table-cell>
          <table:table-cell office:value-type="string">
            <text:p>301</text:p>
          </table:table-cell>
          <table:table-cell office:value-type="float" office:value="388.31">
            <text:p>388,31</text:p>
          </table:table-cell>
          <table:table-cell table:number-columns-repeated="2" office:value-type="float" office:value="1000">
            <text:p>1.000,00</text:p>
          </table:table-cell>
          <table:table-cell office:value-type="string">
            <text:p>0%</text:p>
          </table:table-cell>
          <table:table-cell office:value-type="float" office:value="0">
            <text:p>0,00</text:p>
          </table:table-cell>
          <table:table-cell table:number-columns-repeated="2" office:value-type="float" office:value="1000">
            <text:p>1.000,00</text:p>
          </table:table-cell>
        </table:table-row>
        <table:table-row table:style-name="ro2">
          <table:table-cell office:value-type="string">
            <text:p>Veranstaltungen übergreifend</text:p>
          </table:table-cell>
          <table:table-cell office:value-type="string">
            <text:p>302</text:p>
          </table:table-cell>
          <table:table-cell table:style-name="Excel_20_Built-in_20_Normal" table:number-columns-repeated="2"/>
          <table:table-cell office:value-type="float" office:value="160.05">
            <text:p>160,05</text:p>
          </table:table-cell>
          <table:table-cell office:value-type="string">
            <text:p>0%</text:p>
          </table:table-cell>
          <table:table-cell office:value-type="float" office:value="-365.24">
            <text:p>-365,24</text:p>
          </table:table-cell>
          <table:table-cell table:number-columns-repeated="2" office:value-type="float" office:value="525.29">
            <text:p>525,29</text:p>
          </table:table-cell>
        </table:table-row>
        <table:table-row table:style-name="ro2">
          <table:table-cell office:value-type="string">
            <text:p>Öffentlichkeitsarbeit</text:p>
          </table:table-cell>
          <table:table-cell office:value-type="string">
            <text:p>303</text:p>
          </table:table-cell>
          <table:table-cell office:value-type="float" office:value="564.81">
            <text:p>564,81</text:p>
          </table:table-cell>
          <table:table-cell office:value-type="float" office:value="900">
            <text:p>900,00</text:p>
          </table:table-cell>
          <table:table-cell office:value-type="float" office:value="800">
            <text:p>800,00</text:p>
          </table:table-cell>
          <table:table-cell office:value-type="string">
            <text:p>46%</text:p>
          </table:table-cell>
          <table:table-cell office:value-type="float" office:value="367.11">
            <text:p>367,11</text:p>
          </table:table-cell>
          <table:table-cell office:value-type="float" office:value="432.89">
            <text:p>432,89</text:p>
          </table:table-cell>
          <table:table-cell office:value-type="float" office:value="950">
            <text:p>950,00</text:p>
          </table:table-cell>
        </table:table-row>
        <table:table-row table:style-name="ro2">
          <table:table-cell office:value-type="string">
            <text:p>Gottesdienst</text:p>
          </table:table-cell>
          <table:table-cell office:value-type="string">
            <text:p>304</text:p>
          </table:table-cell>
          <table:table-cell office:value-type="float" office:value="1198.08">
            <text:p>1.198,08</text:p>
          </table:table-cell>
          <table:table-cell office:value-type="float" office:value="1100">
            <text:p>1.100,00</text:p>
          </table:table-cell>
          <table:table-cell office:value-type="float" office:value="1550">
            <text:p>1.550,00</text:p>
          </table:table-cell>
          <table:table-cell office:value-type="string">
            <text:p>86%</text:p>
          </table:table-cell>
          <table:table-cell office:value-type="float" office:value="1331.24">
            <text:p>1.331,24</text:p>
          </table:table-cell>
          <table:table-cell office:value-type="float" office:value="218.76">
            <text:p>218,76</text:p>
          </table:table-cell>
          <table:table-cell office:value-type="float" office:value="1400">
            <text:p>1.400,00</text:p>
          </table:table-cell>
        </table:table-row>
        <table:table-row table:style-name="ro2">
          <table:table-cell office:value-type="string">
            <text:p>Seelsorge/Gebet</text:p>
          </table:table-cell>
          <table:table-cell office:value-type="string">
            <text:p>305Seels</text:p>
          </table:table-cell>
          <table:table-cell office:value-type="float" office:value="-670.1">
            <text:p>-670,10</text:p>
          </table:table-cell>
          <table:table-cell office:value-type="float" office:value="200">
            <text:p>200,00</text:p>
          </table:table-cell>
          <table:table-cell office:value-type="float" office:value="1400">
            <text:p>1.400,00</text:p>
          </table:table-cell>
          <table:table-cell office:value-type="string">
            <text:p>63%</text:p>
          </table:table-cell>
          <table:table-cell office:value-type="float" office:value="870.73">
            <text:p>870,73</text:p>
          </table:table-cell>
          <table:table-cell office:value-type="float" office:value="529.27">
            <text:p>529,27</text:p>
          </table:table-cell>
          <table:table-cell office:value-type="float" office:value="500">
            <text:p>500,00</text:p>
          </table:table-cell>
        </table:table-row>
        <table:table-row table:style-name="ro2">
          <table:table-cell office:value-type="string">
            <text:p>Kleingruppen</text:p>
          </table:table-cell>
          <table:table-cell office:value-type="string">
            <text:p>306</text:p>
          </table:table-cell>
          <table:table-cell office:value-type="float" office:value="153.9">
            <text:p>153,90</text:p>
          </table:table-cell>
          <table:table-cell office:value-type="float" office:value="600">
            <text:p>600,00</text:p>
          </table:table-cell>
          <table:table-cell office:value-type="float" office:value="1400">
            <text:p>1.400,00</text:p>
          </table:table-cell>
          <table:table-cell office:value-type="string">
            <text:p>4%</text:p>
          </table:table-cell>
          <table:table-cell office:value-type="float" office:value="46">
            <text:p>46,00</text:p>
          </table:table-cell>
          <table:table-cell office:value-type="float" office:value="1354">
            <text:p>1.354,00</text:p>
          </table:table-cell>
          <table:table-cell office:value-type="float" office:value="1400">
            <text:p>1.400,00</text:p>
          </table:table-cell>
        </table:table-row>
        <table:table-row table:style-name="ro2">
          <table:table-cell office:value-type="string">
            <text:p>Hausverwaltung/laufende Kosten</text:p>
          </table:table-cell>
          <table:table-cell office:value-type="string">
            <text:p>307</text:p>
          </table:table-cell>
          <table:table-cell office:value-type="float" office:value="15051.34">
            <text:p>15.051,34</text:p>
          </table:table-cell>
          <table:table-cell office:value-type="float" office:value="20000">
            <text:p>20.000,00</text:p>
          </table:table-cell>
          <table:table-cell office:value-type="float" office:value="15000">
            <text:p>15.000,00</text:p>
          </table:table-cell>
          <table:table-cell office:value-type="string">
            <text:p>85%</text:p>
          </table:table-cell>
          <table:table-cell office:value-type="float" office:value="12655.76">
            <text:p>12.655,76</text:p>
          </table:table-cell>
          <table:table-cell office:value-type="float" office:value="2344.24">
            <text:p>2.344,24</text:p>
          </table:table-cell>
          <table:table-cell office:value-type="float" office:value="15000">
            <text:p>15.000,00</text:p>
          </table:table-cell>
        </table:table-row>
        <table:table-row table:style-name="ro2">
          <table:table-cell office:value-type="string">
            <text:p>Hauswirtschaft</text:p>
          </table:table-cell>
          <table:table-cell office:value-type="string">
            <text:p>308</text:p>
          </table:table-cell>
          <table:table-cell office:value-type="float" office:value="-679.24">
            <text:p>-679,24</text:p>
          </table:table-cell>
          <table:table-cell office:value-type="float" office:value="2000">
            <text:p>2.000,00</text:p>
          </table:table-cell>
          <table:table-cell office:value-type="float" office:value="500">
            <text:p>500,00</text:p>
          </table:table-cell>
          <table:table-cell office:value-type="string">
            <text:p>0%</text:p>
          </table:table-cell>
          <table:table-cell office:value-type="float" office:value="-771.36">
            <text:p>-771,36</text:p>
          </table:table-cell>
          <table:table-cell office:value-type="float" office:value="1271.36">
            <text:p>1.271,36</text:p>
          </table:table-cell>
          <table:table-cell office:value-type="float" office:value="0">
            <text:p>0,00</text:p>
          </table:table-cell>
        </table:table-row>
        <table:table-row table:style-name="ro3">
          <table:table-cell office:value-type="string">
            <text:p>Bund FeG</text:p>
          </table:table-cell>
          <table:table-cell office:value-type="string">
            <text:p>310</text:p>
          </table:table-cell>
          <table:table-cell office:value-type="float" office:value="5437.5">
            <text:p>5.437,50</text:p>
          </table:table-cell>
          <table:table-cell office:value-type="float" office:value="8500">
            <text:p>8.500,00</text:p>
          </table:table-cell>
          <table:table-cell office:value-type="float" office:value="10000">
            <text:p>10.000,00</text:p>
          </table:table-cell>
          <table:table-cell office:value-type="string">
            <text:p>71%</text:p>
          </table:table-cell>
          <table:table-cell office:value-type="float" office:value="7060">
            <text:p>7.060,00</text:p>
          </table:table-cell>
          <table:table-cell office:value-type="float" office:value="2940">
            <text:p>2.940,00</text:p>
          </table:table-cell>
          <table:table-cell office:value-type="float" office:value="10000">
            <text:p>10.000,00</text:p>
          </table:table-cell>
        </table:table-row>
        <table:table-row table:style-name="ro2">
          <table:table-cell office:value-type="string">
            <text:p>Kinder- und Jugend</text:p>
          </table:table-cell>
          <table:table-cell office:value-type="string">
            <text:p>313</text:p>
          </table:table-cell>
          <table:table-cell office:value-type="float" office:value="709.54">
            <text:p>709,54</text:p>
          </table:table-cell>
          <table:table-cell office:value-type="float" office:value="2800">
            <text:p>2.800,00</text:p>
          </table:table-cell>
          <table:table-cell office:value-type="float" office:value="3240">
            <text:p>3.240,00</text:p>
          </table:table-cell>
          <table:table-cell office:value-type="string">
            <text:p>17%</text:p>
          </table:table-cell>
          <table:table-cell office:value-type="float" office:value="520.38">
            <text:p>520,38</text:p>
          </table:table-cell>
          <table:table-cell office:value-type="float" office:value="2719.62">
            <text:p>2.719,62</text:p>
          </table:table-cell>
          <table:table-cell office:value-type="float" office:value="4300">
            <text:p>4.300,00</text:p>
          </table:table-cell>
        </table:table-row>
        <table:table-row table:style-name="ro2">
          <table:table-cell office:value-type="string">
            <text:p>Randgruppen</text:p>
          </table:table-cell>
          <table:table-cell office:value-type="string">
            <text:p>315</text:p>
          </table:table-cell>
          <table:table-cell office:value-type="float" office:value="1124.5">
            <text:p>1.124,50</text:p>
          </table:table-cell>
          <table:table-cell table:number-columns-repeated="2" office:value-type="float" office:value="2500">
            <text:p>2.500,00</text:p>
          </table:table-cell>
          <table:table-cell office:value-type="string">
            <text:p>0%</text:p>
          </table:table-cell>
          <table:table-cell office:value-type="float" office:value="-20.01">
            <text:p>-20,01</text:p>
          </table:table-cell>
          <table:table-cell office:value-type="float" office:value="2520.01">
            <text:p>2.520,01</text:p>
          </table:table-cell>
          <table:table-cell office:value-type="float" office:value="0">
            <text:p>0,00</text:p>
          </table:table-cell>
        </table:table-row>
        <table:table-row table:style-name="ro2">
          <table:table-cell office:value-type="string">
            <text:p>Reinigungsdienst</text:p>
          </table:table-cell>
          <table:table-cell office:value-type="string">
            <text:p>316</text:p>
          </table:table-cell>
          <table:table-cell office:value-type="float" office:value="7209.71">
            <text:p>7.209,71</text:p>
          </table:table-cell>
          <table:table-cell office:value-type="float" office:value="7500">
            <text:p>7.500,00</text:p>
          </table:table-cell>
          <table:table-cell office:value-type="float" office:value="8000">
            <text:p>8.000,00</text:p>
          </table:table-cell>
          <table:table-cell office:value-type="string">
            <text:p>86%</text:p>
          </table:table-cell>
          <table:table-cell office:value-type="float" office:value="6827.95">
            <text:p>6.827,95</text:p>
          </table:table-cell>
          <table:table-cell office:value-type="float" office:value="1172.05">
            <text:p>1.172,05</text:p>
          </table:table-cell>
          <table:table-cell office:value-type="float" office:value="7500">
            <text:p>7.500,00</text:p>
          </table:table-cell>
        </table:table-row>
        <table:table-row table:style-name="ro2">
          <table:table-cell office:value-type="string">
            <text:p>Pastor</text:p>
          </table:table-cell>
          <table:table-cell office:value-type="string">
            <text:p>317</text:p>
          </table:table-cell>
          <table:table-cell office:value-type="float" office:value="64076.98">
            <text:p>64.076,98</text:p>
          </table:table-cell>
          <table:table-cell office:value-type="float" office:value="68367">
            <text:p>68.367,00</text:p>
          </table:table-cell>
          <table:table-cell office:value-type="float" office:value="70000">
            <text:p>70.000,00</text:p>
          </table:table-cell>
          <table:table-cell office:value-type="string">
            <text:p>97%</text:p>
          </table:table-cell>
          <table:table-cell office:value-type="float" office:value="67436.69">
            <text:p>67.436,69</text:p>
          </table:table-cell>
          <table:table-cell office:value-type="float" office:value="2563.31">
            <text:p>2.563,31</text:p>
          </table:table-cell>
          <table:table-cell office:value-type="float" office:value="75000">
            <text:p>75.000,00</text:p>
          </table:table-cell>
        </table:table-row>
        <table:table-row table:style-name="ro2">
          <table:table-cell office:value-type="string">
            <text:p>Finanzen</text:p>
          </table:table-cell>
          <table:table-cell office:value-type="string">
            <text:p>318</text:p>
          </table:table-cell>
          <table:table-cell table:style-name="Excel_20_Built-in_20_Normal" table:number-columns-repeated="2"/>
          <table:table-cell office:value-type="float" office:value="24000">
            <text:p>24.000,00</text:p>
          </table:table-cell>
          <table:table-cell office:value-type="string">
            <text:p>163%</text:p>
          </table:table-cell>
          <table:table-cell office:value-type="float" office:value="38990.04">
            <text:p>38.990,04</text:p>
          </table:table-cell>
          <table:table-cell office:value-type="float" office:value="-14990.04">
            <text:p>-14.990,04</text:p>
          </table:table-cell>
          <table:table-cell office:value-type="float" office:value="40000">
            <text:p>40.000,00</text:p>
          </table:table-cell>
        </table:table-row>
        <table:table-row table:style-name="ro2">
          <table:table-cell office:value-type="string">
            <text:p>Gemeindefreizeiten</text:p>
          </table:table-cell>
          <table:table-cell office:value-type="string">
            <text:p>319</text:p>
          </table:table-cell>
          <table:table-cell table:style-name="Excel_20_Built-in_20_Normal"/>
          <table:table-cell table:number-columns-repeated="2" office:value-type="float" office:value="646.91">
            <text:p>646,91</text:p>
          </table:table-cell>
          <table:table-cell office:value-type="string">
            <text:p>77%</text:p>
          </table:table-cell>
          <table:table-cell office:value-type="float" office:value="497.5">
            <text:p>497,50</text:p>
          </table:table-cell>
          <table:table-cell office:value-type="float" office:value="149.41">
            <text:p>149,41</text:p>
          </table:table-cell>
          <table:table-cell office:value-type="float" office:value="646.91">
            <text:p>646,91</text:p>
          </table:table-cell>
        </table:table-row>
        <table:table-row table:style-name="ro2">
          <table:table-cell office:value-type="string">
            <text:p>Hausverwaltung/Anschaffungen u. Renovierung</text:p>
          </table:table-cell>
          <table:table-cell office:value-type="string">
            <text:p>323</text:p>
          </table:table-cell>
          <table:table-cell table:style-name="Excel_20_Built-in_20_Normal" table:number-columns-repeated="2"/>
          <table:table-cell office:value-type="float" office:value="5000">
            <text:p>5.000,00</text:p>
          </table:table-cell>
          <table:table-cell office:value-type="string">
            <text:p>13%</text:p>
          </table:table-cell>
          <table:table-cell office:value-type="float" office:value="649.95">
            <text:p>649,95</text:p>
          </table:table-cell>
          <table:table-cell office:value-type="float" office:value="4350.05">
            <text:p>4.350,05</text:p>
          </table:table-cell>
          <table:table-cell office:value-type="float" office:value="5000">
            <text:p>5.000,00</text:p>
          </table:table-cell>
        </table:table-row>
        <table:table-row table:style-name="ro3">
          <table:table-cell office:value-type="string">
            <text:p>BIBU u. BU-Freizeiten</text:p>
          </table:table-cell>
          <table:table-cell office:value-type="string">
            <text:p>338</text:p>
          </table:table-cell>
          <table:table-cell table:style-name="Excel_20_Built-in_20_Normal" table:number-columns-repeated="2"/>
          <table:table-cell office:value-type="float" office:value="500">
            <text:p>500,00</text:p>
          </table:table-cell>
          <table:table-cell office:value-type="string">
            <text:p>0%</text:p>
          </table:table-cell>
          <table:table-cell office:value-type="float" office:value="0">
            <text:p>0,00</text:p>
          </table:table-cell>
          <table:table-cell table:number-columns-repeated="2" office:value-type="float" office:value="500">
            <text:p>500,00</text:p>
          </table:table-cell>
        </table:table-row>
        <table:table-row table:style-name="ro3">
          <table:table-cell office:value-type="string">
            <text:p>Kanufreizeiten</text:p>
          </table:table-cell>
          <table:table-cell office:value-type="string">
            <text:p>339</text:p>
          </table:table-cell>
          <table:table-cell office:value-type="float" office:value="488.29">
            <text:p>488,29</text:p>
          </table:table-cell>
          <table:table-cell table:number-columns-repeated="2" office:value-type="float" office:value="1127.71">
            <text:p>1.127,71</text:p>
          </table:table-cell>
          <table:table-cell office:value-type="string">
            <text:p>0%</text:p>
          </table:table-cell>
          <table:table-cell office:value-type="float" office:value="-456.98">
            <text:p>-456,98</text:p>
          </table:table-cell>
          <table:table-cell table:number-columns-repeated="2" office:value-type="float" office:value="1584.69">
            <text:p>1.584,69</text:p>
          </table:table-cell>
        </table:table-row>
        <table:table-row table:style-name="ro2"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 table:number-columns-repeated="3"/>
        </table:table-row>
        <table:table-row table:style-name="ro2"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 table:formula="of:=SUM([.G3:.G21])" office:value-type="float" office:value="137250.76">
            <text:p>137250,76</text:p>
          </table:table-cell>
          <table:table-cell table:style-name="Excel_20_Built-in_20_Normal" table:formula="of:=SUM([.H3:.H21])" office:value-type="float" office:value="12573.91">
            <text:p>12573,91</text:p>
          </table:table-cell>
          <table:table-cell table:style-name="Excel_20_Built-in_20_Normal" table:formula="of:=SUM([.I3:.I21])" office:value-type="float" office:value="167806.89">
            <text:p>167806,8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9">29.01.2026</text:date>, <text:time>07:0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1S</meta:editing-duration>
    <meta:editing-cycles>3</meta:editing-cycles>
    <meta:generator>OpenOffice/4.1.16$Win32 OpenOffice.org_project/4116m3$Build-9816</meta:generator>
    <dc:date>2026-01-29T07:04:47.98</dc:date>
    <dc:creator>Achim Mertens</dc:creator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